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148bfa" style:font-size-asian="12pt" style:font-size-complex="12pt"/>
    </style:style>
    <style:style style:name="P2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2b7373" style:font-size-asian="12pt" style:font-size-complex="12pt"/>
    </style:style>
    <style:style style:name="P3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312ebe" style:font-size-asian="12pt" style:font-size-complex="12pt"/>
    </style:style>
    <style:style style:name="P4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317528" style:font-size-asian="12pt" style:font-size-complex="12pt"/>
    </style:style>
    <style:style style:name="P5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23bd60" officeooo:paragraph-rsid="00327c18" style:font-size-asian="12pt" style:font-size-complex="12pt"/>
    </style:style>
    <style:style style:name="P6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225a8" officeooo:paragraph-rsid="00317528" style:font-size-asian="12pt" style:font-size-complex="12pt"/>
    </style:style>
    <style:style style:name="P7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312ebe" style:font-size-asian="12pt" style:font-size-complex="12pt"/>
    </style:style>
    <style:style style:name="P8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01cf05" officeooo:paragraph-rsid="00327c18" style:font-size-asian="12pt" style:font-size-complex="12pt"/>
    </style:style>
    <style:style style:name="P9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officeooo:rsid="00148bfa" officeooo:paragraph-rsid="00327c18" style:font-size-asian="12pt" style:font-size-complex="12pt"/>
    </style:style>
    <style:style style:name="P10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148bf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31752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bold" officeooo:rsid="0023bd60" officeooo:paragraph-rsid="00327c1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049cm" fo:margin-bottom="0cm" style:contextual-spacing="false"/>
      <style:text-properties style:font-name="Liberation Mono" fo:font-size="12pt" fo:language="ru" fo:country="RU" fo:font-weight="normal" officeooo:rsid="0001cf05" officeooo:paragraph-rsid="00327c1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049cm" fo:margin-bottom="0cm" style:contextual-spacing="false"/>
      <style:text-properties style:font-name="Liberation Mono" officeooo:paragraph-rsid="002cd891"/>
    </style:style>
    <style:style style:name="P15" style:family="paragraph" style:parent-style-name="Standard">
      <style:paragraph-properties fo:margin-top="0.049cm" fo:margin-bottom="0cm" style:contextual-spacing="false"/>
      <style:text-properties style:font-name="Liberation Mono" officeooo:paragraph-rsid="002e2f20"/>
    </style:style>
    <style:style style:name="P16" style:family="paragraph" style:parent-style-name="Standard">
      <style:paragraph-properties fo:margin-top="0.049cm" fo:margin-bottom="0cm" style:contextual-spacing="false" fo:break-before="column"/>
      <style:text-properties style:font-name="Liberation Mono" officeooo:paragraph-rsid="002e2f20"/>
    </style:style>
    <style:style style:name="P17" style:family="paragraph">
      <style:paragraph-properties fo:text-align="start"/>
      <style:text-properties style:text-line-through-style="none" style:text-line-through-type="none" style:font-name="Liberation Mono1" fo:font-size="12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4f07" style:font-weight-asian="bold" style:font-weight-complex="bold"/>
    </style:style>
    <style:style style:name="T3" style:family="text">
      <style:text-properties fo:font-weight="bold" officeooo:rsid="0001cf05" style:font-weight-asian="bold" style:font-weight-complex="bold"/>
    </style:style>
    <style:style style:name="T4" style:family="text">
      <style:text-properties fo:font-weight="bold" officeooo:rsid="0023bd60" style:font-weight-asian="bold" style:font-weight-complex="bold"/>
    </style:style>
    <style:style style:name="T5" style:family="text">
      <style:text-properties fo:font-weight="bold" officeooo:rsid="0013e099" style:font-weight-asian="bold" style:font-weight-complex="bold"/>
    </style:style>
    <style:style style:name="T6" style:family="text">
      <style:text-properties fo:font-weight="bold" officeooo:rsid="001044d9" style:font-weight-asian="bold" style:font-weight-complex="bold"/>
    </style:style>
    <style:style style:name="T7" style:family="text">
      <style:text-properties fo:font-weight="bold" officeooo:rsid="000b7b8c" style:font-weight-asian="bold" style:font-weight-complex="bold"/>
    </style:style>
    <style:style style:name="T8" style:family="text">
      <style:text-properties officeooo:rsid="00254f07"/>
    </style:style>
    <style:style style:name="T9" style:family="text">
      <style:text-properties officeooo:rsid="0001cf0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cf05" style:font-weight-asian="normal" style:font-weight-complex="normal"/>
    </style:style>
    <style:style style:name="T12" style:family="text">
      <style:text-properties fo:font-weight="normal" officeooo:rsid="00254f07" style:font-weight-asian="normal" style:font-weight-complex="normal"/>
    </style:style>
    <style:style style:name="T13" style:family="text">
      <style:text-properties fo:font-weight="normal" officeooo:rsid="0013adab" style:font-weight-asian="normal" style:font-weight-complex="normal"/>
    </style:style>
    <style:style style:name="T14" style:family="text">
      <style:text-properties fo:font-weight="normal" officeooo:rsid="0013e099" style:font-weight-asian="normal" style:font-weight-complex="normal"/>
    </style:style>
    <style:style style:name="T15" style:family="text">
      <style:text-properties fo:font-weight="normal" officeooo:rsid="0014d584" style:font-weight-asian="normal" style:font-weight-complex="normal"/>
    </style:style>
    <style:style style:name="T16" style:family="text">
      <style:text-properties fo:font-weight="normal" officeooo:rsid="00156957" style:font-weight-asian="normal" style:font-weight-complex="normal"/>
    </style:style>
    <style:style style:name="T17" style:family="text">
      <style:text-properties fo:font-weight="normal" officeooo:rsid="001b3e7c" style:font-weight-asian="normal" style:font-weight-complex="normal"/>
    </style:style>
    <style:style style:name="T18" style:family="text">
      <style:text-properties fo:font-weight="normal" officeooo:rsid="001fe4e2" style:font-weight-asian="normal" style:font-weight-complex="normal"/>
    </style:style>
    <style:style style:name="T19" style:family="text">
      <style:text-properties fo:font-weight="normal" officeooo:rsid="00317528" style:font-weight-asian="normal" style:font-weight-complex="normal"/>
    </style:style>
    <style:style style:name="T20" style:family="text">
      <style:text-properties fo:font-weight="normal" officeooo:rsid="00327c18" style:font-weight-asian="normal" style:font-weight-complex="normal"/>
    </style:style>
    <style:style style:name="T21" style:family="text">
      <style:text-properties fo:font-size="12pt" fo:language="ru" fo:country="RU" fo:font-weight="bold" officeooo:rsid="0023bd60" style:font-size-asian="12pt" style:font-weight-asian="bold" style:font-size-complex="12pt" style:font-weight-complex="bold"/>
    </style:style>
    <style:style style:name="T22" style:family="text">
      <style:text-properties fo:font-size="12pt" fo:language="ru" fo:country="RU" fo:font-weight="bold" officeooo:rsid="0001cf05" style:font-size-asian="12pt" style:font-weight-asian="bold" style:font-size-complex="12pt" style:font-weight-complex="bold"/>
    </style:style>
    <style:style style:name="T23" style:family="text">
      <style:text-properties fo:font-size="12pt" fo:language="ru" fo:country="RU" fo:font-weight="bold" officeooo:rsid="002cd891" style:font-size-asian="12pt" style:font-weight-asian="bold" style:font-size-complex="12pt" style:font-weight-complex="bold"/>
    </style:style>
    <style:style style:name="T24" style:family="text">
      <style:text-properties fo:font-size="12pt" fo:language="ru" fo:country="RU" fo:font-weight="bold" officeooo:rsid="00331b13" style:font-size-asian="12pt" style:font-weight-asian="bold" style:font-size-complex="12pt" style:font-weight-complex="bold"/>
    </style:style>
    <style:style style:name="T25" style:family="text">
      <style:text-properties fo:font-size="12pt" fo:language="ru" fo:country="RU" fo:font-weight="normal" officeooo:rsid="0023bd60" style:font-size-asian="12pt" style:font-weight-asian="normal" style:font-size-complex="12pt" style:font-weight-complex="normal"/>
    </style:style>
    <style:style style:name="T26" style:family="text">
      <style:text-properties fo:font-size="12pt" fo:language="ru" fo:country="RU" fo:font-weight="normal" officeooo:rsid="0001cf05" style:font-size-asian="12pt" style:font-weight-asian="normal" style:font-size-complex="12pt" style:font-weight-complex="normal"/>
    </style:style>
    <style:style style:name="T27" style:family="text">
      <style:text-properties fo:font-size="12pt" fo:language="ru" fo:country="RU" officeooo:rsid="0001cf05" style:font-size-asian="12pt" style:font-size-complex="12pt"/>
    </style:style>
    <style:style style:name="T28" style:family="text">
      <style:text-properties fo:font-size="12pt" fo:language="ru" fo:country="RU" officeooo:rsid="0023bd60" style:font-size-asian="12pt" style:font-size-complex="12pt"/>
    </style:style>
    <style:style style:name="T29" style:family="text">
      <style:text-properties fo:font-size="12pt" fo:language="ru" fo:country="RU" officeooo:rsid="000d82f7" style:font-size-asian="12pt" style:font-size-complex="12pt"/>
    </style:style>
    <style:style style:name="T30" style:family="text">
      <style:text-properties fo:font-size="12pt" fo:language="ru" fo:country="RU" officeooo:rsid="002cd891" style:font-size-asian="12pt" style:font-size-complex="12pt"/>
    </style:style>
    <style:style style:name="T31" style:family="text">
      <style:text-properties officeooo:rsid="000d82f7"/>
    </style:style>
    <style:style style:name="T32" style:family="text">
      <style:text-properties officeooo:rsid="0023bd60"/>
    </style:style>
    <style:style style:name="T33" style:family="text">
      <style:text-properties officeooo:rsid="0013e099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officeooo:rsid="0014d584"/>
    </style:style>
    <style:style style:name="T36" style:family="text">
      <style:text-properties officeooo:rsid="00156957"/>
    </style:style>
    <style:style style:name="T37" style:family="text">
      <style:text-properties officeooo:rsid="0022c7eb"/>
    </style:style>
    <style:style style:name="T38" style:family="text">
      <style:text-properties officeooo:rsid="0029a36c"/>
    </style:style>
    <style:style style:name="T39" style:family="text">
      <style:text-properties officeooo:rsid="00327c18"/>
    </style:style>
    <style:style style:name="gr1" style:family="graphic">
      <style:graphic-properties draw:textarea-vertical-align="middle" fo:border="none" style:wrap="run-through" style:number-wrapped-paragraphs="no-limit" style:vertical-pos="top" style:vertical-rel="text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Форма" form:apply-filter="true" form:enctype="application/text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Текстовое поле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3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Текстовое поле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Имя</text:span><text:span text:style-name="T32"> </text:span><text:span text:style-name="T38">[</text:span><text:span text:style-name="T32"><draw:control text:anchor-type="as-char" draw:z-index="0" draw:name="Элемент управления 1" draw:style-name="gr1" draw:text-style-name="P17" svg:width="3.331cm" svg:height="0.401cm" draw:control="control1"/></text:span><text:span text:style-name="T38">]</text:span> <text:span text:style-name="T1"><text:s text:c="2"/>Игрок</text:span><text:span text:style-name="T32"> </text:span><text:span text:style-name="T38">[</text:span><text:span text:style-name="T38"><draw:control text:anchor-type="as-char" draw:z-index="12" draw:name="Элемент управления 2" draw:style-name="gr1" draw:text-style-name="P17" svg:width="3.331cm" svg:height="0.401cm" draw:control="control13"/></text:span><text:span text:style-name="T38">]</text:span></text:p>
      <text:p text:style-name="P2"><text:span text:style-name="T1">ТЕЛ</text:span><text:span text:style-name="T10"> [</text:span><text:span text:style-name="T10"><draw:control text:anchor-type="as-char" draw:z-index="2" draw:name="Элемент управления 4" draw:style-name="gr1" draw:text-style-name="P17" svg:width="0.521cm" svg:height="0.401cm" draw:control="control3"/></text:span><text:span text:style-name="T10">] <text:s text:c="2"/></text:span><text:span text:style-name="T1">ЛОВ</text:span> [<draw:control text:anchor-type="as-char" draw:z-index="1" draw:name="Элемент управления 3" draw:style-name="gr1" draw:text-style-name="P17" svg:width="0.521cm" svg:height="0.401cm" draw:control="control2"/>] <text:s text:c="2"/><text:span text:style-name="T1">ИНТ</text:span> [<draw:control text:anchor-type="as-char" draw:z-index="3" draw:name="Элемент управления 5" draw:style-name="gr1" draw:text-style-name="P17" svg:width="0.521cm" svg:height="0.401cm" draw:control="control4"/>] <text:s text:c="2"/><text:span text:style-name="T1">ХАР</text:span> [<draw:control text:anchor-type="as-char" draw:z-index="4" draw:name="Элемент управления 6" draw:style-name="gr1" draw:text-style-name="P17" svg:width="0.521cm" svg:height="0.401cm" draw:control="control5"/>]</text:p>
      <text:p text:style-name="P2"><text:span text:style-name="T1">Здоровье</text:span> [<draw:control text:anchor-type="as-char" draw:z-index="5" draw:name="Элемент управления 7" draw:style-name="gr1" draw:text-style-name="P17" svg:width="0.78cm" svg:height="0.401cm" draw:control="control6"/>/<draw:control text:anchor-type="as-char" draw:z-index="6" draw:name="Элемент управления 8" draw:style-name="gr1" draw:text-style-name="P17" svg:width="0.78cm" svg:height="0.401cm" draw:control="control7"/>] <text:s text:c="3"/><text:span text:style-name="T3">Киберпсихоз</text:span><text:span text:style-name="T9"> <text:s text:c="6"/>[</text:span><text:span text:style-name="T9"><draw:control text:anchor-type="as-char" draw:z-index="7" draw:name="Элемент управления 9" draw:style-name="gr1" draw:text-style-name="P17" svg:width="0.72cm" svg:height="0.401cm" draw:control="control8"/></text:span><text:span text:style-name="T9">]</text:span><text:span text:style-name="T31">*</text:span></text:p>
      <text:p text:style-name="P14"><text:span text:style-name="T21">Скорость</text:span><text:span text:style-name="T25"> [</text:span><text:span text:style-name="T25"><draw:control text:anchor-type="as-char" draw:z-index="9" draw:name="Элемент управления 11" draw:style-name="gr1" draw:text-style-name="P17" svg:width="0.802cm" svg:height="0.401cm" draw:control="control10"/></text:span><text:span text:style-name="T25">] </text:span><text:span text:style-name="T21">м/с</text:span><text:span text:style-name="T26"> <text:s text:c="3"/></text:span><text:span text:style-name="T22">сл. Сопротивления</text:span><text:span text:style-name="T27"> [</text:span><text:span text:style-name="T27"><draw:control text:anchor-type="as-char" draw:z-index="8" draw:name="Элемент управления 10" draw:style-name="gr1" draw:text-style-name="P17" svg:width="0.72cm" svg:height="0.401cm" draw:control="control9"/></text:span><text:span text:style-name="T27">]</text:span><text:span text:style-name="T29">*</text:span></text:p>
      <text:p text:style-name="P15"><text:span text:style-name="T21">Свободный опыт</text:span><text:span text:style-name="T28"> [</text:span><text:span text:style-name="T28"><draw:control text:anchor-type="as-char" draw:z-index="10" draw:name="Элемент управления 12" draw:style-name="gr1" draw:text-style-name="P17" svg:width="0.802cm" svg:height="0.401cm" draw:control="control11"/></text:span><text:span text:style-name="T28">] <text:s/></text:span><text:span text:style-name="T23">Потрачено </text:span><text:span text:style-name="T24">опыта</text:span><text:span text:style-name="T30"> </text:span><text:span text:style-name="T28">[</text:span><text:span text:style-name="T28"><draw:control text:anchor-type="as-char" draw:z-index="11" draw:name="Элемент управления 13" draw:style-name="gr1" draw:text-style-name="P17" svg:width="0.802cm" svg:height="0.401cm" draw:control="control12"/></text:span><text:span text:style-name="T28">]</text:span></text:p>
      <text:p text:style-name="P1">----------------------------------------------------</text:p>
      <text:p text:style-name="P10">Навыки<text:span text:style-name="T10"> <text:s text:c="5"/></text:span><text:span text:style-name="T15">свой </text:span><text:span text:style-name="T16">бон</text:span><text:span text:style-name="T17">ус</text:span><text:span text:style-name="T10"> <text:s/></text:span><text:span text:style-name="T33">Броня</text:span><text:span text:style-name="T14"> <text:s text:c="6"/></text:span><text:span text:style-name="T19">Защ. Урон</text:span></text:p>
      <text:p text:style-name="P11">ТЕЛ<text:span text:style-name="T11"> <text:s text:c="20"/></text:span><text:span text:style-name="T33">1</text:span><text:span text:style-name="T14"> <text:s text:c="2"/>л. нога [</text:span><text:span text:style-name="T14"><draw:control text:anchor-type="as-char" draw:z-index="55" draw:name="Элемент управления 56" draw:style-name="gr1" draw:text-style-name="P17" svg:width="0.75cm" svg:height="0.401cm" draw:control="control56"/></text:span><text:span text:style-name="T14">][</text:span><text:span text:style-name="T14"><draw:control text:anchor-type="as-char" draw:z-index="61" draw:name="Элемент управления 62" draw:style-name="gr1" draw:text-style-name="P17" svg:width="0.75cm" svg:height="0.401cm" draw:control="control62"/></text:span><text:span text:style-name="T14">]</text:span></text:p>
      <text:p text:style-name="P4">Атлетика <text:s text:c="3"/>[<draw:control text:anchor-type="as-char" draw:z-index="54" draw:name="Элемент управления 14" draw:style-name="gr1" draw:text-style-name="P17" svg:width="0.75cm" svg:height="0.401cm" draw:control="control55"/>]<text:span text:style-name="T36">[</text:span><text:span text:style-name="T36"><draw:control text:anchor-type="as-char" draw:z-index="14" draw:name="Элемент управления 35" draw:style-name="gr1" draw:text-style-name="P17" svg:width="0.521cm" svg:height="0.401cm" draw:control="control15"/></text:span><text:span text:style-name="T36">]</text:span> <text:s text:c="2"/><text:span text:style-name="T5">2</text:span><text:span text:style-name="T14"> <text:s text:c="2"/>п. нога [</text:span><text:span text:style-name="T14"><draw:control text:anchor-type="as-char" draw:z-index="56" draw:name="Элемент управления 57" draw:style-name="gr1" draw:text-style-name="P17" svg:width="0.75cm" svg:height="0.401cm" draw:control="control57"/></text:span><text:span text:style-name="T14">][</text:span><text:span text:style-name="T14"><draw:control text:anchor-type="as-char" draw:z-index="62" draw:name="Элемент управления 63" draw:style-name="gr1" draw:text-style-name="P17" svg:width="0.75cm" svg:height="0.401cm" draw:control="control63"/></text:span><text:span text:style-name="T14">]</text:span></text:p>
      <text:p text:style-name="P6"><text:span text:style-name="T11">Р</text:span><text:span text:style-name="T10">укоп. бой <text:s/>[</text:span><text:span text:style-name="T10"><draw:control text:anchor-type="as-char" draw:z-index="53" draw:name="Элемент управления 15" draw:style-name="gr1" draw:text-style-name="P17" svg:width="0.75cm" svg:height="0.401cm" draw:control="control54"/></text:span><text:span text:style-name="T10">]</text:span><text:span text:style-name="T16">[</text:span><text:span text:style-name="T16"><draw:control text:anchor-type="as-char" draw:z-index="15" draw:name="Элемент управления 36" draw:style-name="gr1" draw:text-style-name="P17" svg:width="0.521cm" svg:height="0.401cm" draw:control="control16"/></text:span><text:span text:style-name="T16">]</text:span><text:span text:style-name="T13">*</text:span><text:span text:style-name="T10"> <text:s/></text:span><text:span text:style-name="T5">3-4</text:span><text:span text:style-name="T14"> л. рука [</text:span><text:span text:style-name="T14"><draw:control text:anchor-type="as-char" draw:z-index="57" draw:name="Элемент управления 58" draw:style-name="gr1" draw:text-style-name="P17" svg:width="0.75cm" svg:height="0.401cm" draw:control="control58"/></text:span><text:span text:style-name="T14">][</text:span><text:span text:style-name="T14"><draw:control text:anchor-type="as-char" draw:z-index="63" draw:name="Элемент управления 64" draw:style-name="gr1" draw:text-style-name="P17" svg:width="0.75cm" svg:height="0.401cm" draw:control="control64"/></text:span><text:span text:style-name="T14">]</text:span></text:p>
      <text:p text:style-name="P4"><text:span text:style-name="T1">ЛО</text:span><text:span text:style-name="T2">В</text:span><text:span text:style-name="T12"> <text:s text:c="20"/></text:span><text:span text:style-name="T5">5-6</text:span><text:span text:style-name="T14"> п. рука [</text:span><text:span text:style-name="T14"><draw:control text:anchor-type="as-char" draw:z-index="58" draw:name="Элемент управления 59" draw:style-name="gr1" draw:text-style-name="P17" svg:width="0.75cm" svg:height="0.401cm" draw:control="control59"/></text:span><text:span text:style-name="T14">][</text:span><text:span text:style-name="T14"><draw:control text:anchor-type="as-char" draw:z-index="64" draw:name="Элемент управления 65" draw:style-name="gr1" draw:text-style-name="P17" svg:width="0.75cm" svg:height="0.401cm" draw:control="control65"/></text:span><text:span text:style-name="T14">]</text:span></text:p>
      <text:p text:style-name="P4">Акробатика <text:s/>[<draw:control text:anchor-type="as-char" draw:z-index="52" draw:name="Элемент управления 16" draw:style-name="gr1" draw:text-style-name="P17" svg:width="0.75cm" svg:height="0.401cm" draw:control="control53"/>]<text:span text:style-name="T36">[</text:span><text:span text:style-name="T36"><draw:control text:anchor-type="as-char" draw:z-index="16" draw:name="Элемент управления 37" draw:style-name="gr1" draw:text-style-name="P17" svg:width="0.521cm" svg:height="0.401cm" draw:control="control17"/></text:span><text:span text:style-name="T36">]</text:span> <text:s text:c="2"/><text:span text:style-name="T5">7-9</text:span><text:span text:style-name="T14"> торс <text:s text:c="3"/>[</text:span><text:span text:style-name="T14"><draw:control text:anchor-type="as-char" draw:z-index="59" draw:name="Элемент управления 60" draw:style-name="gr1" draw:text-style-name="P17" svg:width="0.75cm" svg:height="0.401cm" draw:control="control60"/></text:span><text:span text:style-name="T14">][</text:span><text:span text:style-name="T14"><draw:control text:anchor-type="as-char" draw:z-index="65" draw:name="Элемент управления 66" draw:style-name="gr1" draw:text-style-name="P17" svg:width="0.75cm" svg:height="0.401cm" draw:control="control66"/></text:span><text:span text:style-name="T14">]</text:span></text:p>
      <text:p text:style-name="P4">Лов<text:span text:style-name="T8">к.</text:span> рук <text:s text:c="2"/>[<draw:control text:anchor-type="as-char" draw:z-index="51" draw:name="Элемент управления 17" draw:style-name="gr1" draw:text-style-name="P17" svg:width="0.75cm" svg:height="0.401cm" draw:control="control52"/>]<text:span text:style-name="T36">[</text:span><text:span text:style-name="T36"><draw:control text:anchor-type="as-char" draw:z-index="17" draw:name="Элемент управления 38" draw:style-name="gr1" draw:text-style-name="P17" svg:width="0.521cm" svg:height="0.401cm" draw:control="control18"/></text:span><text:span text:style-name="T36">]</text:span> <text:s text:c="2"/><text:span text:style-name="T5">10</text:span><text:span text:style-name="T14"> <text:s/>голова <text:s/>[</text:span><text:span text:style-name="T14"><draw:control text:anchor-type="as-char" draw:z-index="60" draw:name="Элемент управления 61" draw:style-name="gr1" draw:text-style-name="P17" svg:width="0.75cm" svg:height="0.401cm" draw:control="control61"/></text:span><text:span text:style-name="T14">][</text:span><text:span text:style-name="T14"><draw:control text:anchor-type="as-char" draw:z-index="66" draw:name="Элемент управления 67" draw:style-name="gr1" draw:text-style-name="P17" svg:width="0.75cm" svg:height="0.401cm" draw:control="control67"/></text:span><text:span text:style-name="T14">]</text:span></text:p>
      <text:p text:style-name="P3">Вождение <text:s text:c="3"/><text:span text:style-name="T9">[</text:span><text:span text:style-name="T9"><draw:control text:anchor-type="as-char" draw:z-index="50" draw:name="Элемент управления 18" draw:style-name="gr1" draw:text-style-name="P17" svg:width="0.75cm" svg:height="0.401cm" draw:control="control51"/></text:span><text:span text:style-name="T9">]</text:span><text:span text:style-name="T36">[</text:span><text:span text:style-name="T36"><draw:control text:anchor-type="as-char" draw:z-index="18" draw:name="Элемент управления 39" draw:style-name="gr1" draw:text-style-name="P17" svg:width="0.521cm" svg:height="0.401cm" draw:control="control19"/></text:span><text:span text:style-name="T36">]</text:span><text:span text:style-name="T9">* </text:span><text:span text:style-name="T3">Оружие</text:span></text:p>
      <text:p text:style-name="P5">Пилотиров. <text:s/><text:span text:style-name="T9">[</text:span><text:span text:style-name="T9"><draw:control text:anchor-type="as-char" draw:z-index="49" draw:name="Элемент управления 19" draw:style-name="gr1" draw:text-style-name="P17" svg:width="0.75cm" svg:height="0.401cm" draw:control="control50"/></text:span><text:span text:style-name="T9">]</text:span><text:span text:style-name="T36">[</text:span><text:span text:style-name="T36"><draw:control text:anchor-type="as-char" draw:z-index="19" draw:name="Элемент управления 40" draw:style-name="gr1" draw:text-style-name="P17" svg:width="0.521cm" svg:height="0.401cm" draw:control="control20"/></text:span><text:span text:style-name="T36">]</text:span><text:span text:style-name="T9">* </text:span><text:span text:style-name="T39">|</text:span><text:span text:style-name="T39"><draw:control text:anchor-type="as-char" draw:z-index="67" draw:name="Элемент управления 68" draw:style-name="gr1" draw:text-style-name="P17" svg:width="1.521cm" svg:height="0.401cm" draw:control="control68"/></text:span><text:span text:style-name="T11">|</text:span><text:span text:style-name="T11"><draw:control text:anchor-type="as-char" draw:z-index="71" draw:name="Элемент управления 72" draw:style-name="gr1" draw:text-style-name="P17" svg:width="5.201cm" svg:height="0.401cm" draw:control="control72"/></text:span><text:span text:style-name="T20">|</text:span></text:p>
      <text:p text:style-name="P8">Лёг<text:span text:style-name="T35">.</text:span> <text:span text:style-name="T35">о</text:span>руж<text:span text:style-name="T35">ие</text:span> [<draw:control text:anchor-type="as-char" draw:z-index="48" draw:name="Элемент управления 20" draw:style-name="gr1" draw:text-style-name="P17" svg:width="0.75cm" svg:height="0.401cm" draw:control="control49"/>]<text:span text:style-name="T36">[</text:span><text:span text:style-name="T36"><draw:control text:anchor-type="as-char" draw:z-index="20" draw:name="Элемент управления 41" draw:style-name="gr1" draw:text-style-name="P17" svg:width="0.521cm" svg:height="0.401cm" draw:control="control21"/></text:span><text:span text:style-name="T36">]</text:span>* <text:span text:style-name="T39">|</text:span><text:span text:style-name="T39"><draw:control text:anchor-type="as-char" draw:z-index="68" draw:name="Элемент управления 69" draw:style-name="gr1" draw:text-style-name="P17" svg:width="1.521cm" svg:height="0.401cm" draw:control="control69"/></text:span><text:span text:style-name="T10">|</text:span><text:span text:style-name="T10"><draw:control text:anchor-type="as-char" draw:z-index="72" draw:name="Элемент управления 73" draw:style-name="gr1" draw:text-style-name="P17" svg:width="5.201cm" svg:height="0.401cm" draw:control="control73"/></text:span><text:span text:style-name="T20">|</text:span></text:p>
      <text:p text:style-name="P8">Тяж. <text:span text:style-name="T35">о</text:span>руж<text:span text:style-name="T35">ие</text:span> [<draw:control text:anchor-type="as-char" draw:z-index="47" draw:name="Элемент управления 21" draw:style-name="gr1" draw:text-style-name="P17" svg:width="0.75cm" svg:height="0.401cm" draw:control="control48"/>]<text:span text:style-name="T36">[</text:span><text:span text:style-name="T36"><draw:control text:anchor-type="as-char" draw:z-index="21" draw:name="Элемент управления 42" draw:style-name="gr1" draw:text-style-name="P17" svg:width="0.521cm" svg:height="0.401cm" draw:control="control22"/></text:span><text:span text:style-name="T36">]</text:span>* <text:span text:style-name="T39">|</text:span><text:span text:style-name="T39"><draw:control text:anchor-type="as-char" draw:z-index="69" draw:name="Элемент управления 70" draw:style-name="gr1" draw:text-style-name="P17" svg:width="1.521cm" svg:height="0.401cm" draw:control="control70"/></text:span><text:span text:style-name="T10">|</text:span><text:span text:style-name="T10"><draw:control text:anchor-type="as-char" draw:z-index="73" draw:name="Элемент управления 74" draw:style-name="gr1" draw:text-style-name="P17" svg:width="5.201cm" svg:height="0.401cm" draw:control="control74"/></text:span><text:span text:style-name="T20">|</text:span></text:p>
      <text:p text:style-name="P8">Снайп. <text:span text:style-name="T35">д</text:span>ело [<draw:control text:anchor-type="as-char" draw:z-index="46" draw:name="Элемент управления 22" draw:style-name="gr1" draw:text-style-name="P17" svg:width="0.75cm" svg:height="0.401cm" draw:control="control47"/>]<text:span text:style-name="T36">[</text:span><text:span text:style-name="T36"><draw:control text:anchor-type="as-char" draw:z-index="22" draw:name="Элемент управления 43" draw:style-name="gr1" draw:text-style-name="P17" svg:width="0.521cm" svg:height="0.401cm" draw:control="control23"/></text:span><text:span text:style-name="T36">]</text:span>* <text:span text:style-name="T39">|</text:span><text:span text:style-name="T39"><draw:control text:anchor-type="as-char" draw:z-index="70" draw:name="Элемент управления 71" draw:style-name="gr1" draw:text-style-name="P17" svg:width="1.521cm" svg:height="0.401cm" draw:control="control71"/></text:span><text:span text:style-name="T10">|</text:span><text:span text:style-name="T10"><draw:control text:anchor-type="as-char" draw:z-index="74" draw:name="Элемент управления 75" draw:style-name="gr1" draw:text-style-name="P17" svg:width="5.201cm" svg:height="0.401cm" draw:control="control75"/></text:span><text:span text:style-name="T20">|</text:span></text:p>
      <text:p text:style-name="P7">Фехтование <text:s/>[<draw:control text:anchor-type="as-char" draw:z-index="45" draw:name="Элемент управления 23" draw:style-name="gr1" draw:text-style-name="P17" svg:width="0.75cm" svg:height="0.401cm" draw:control="control46"/>]<text:span text:style-name="T36">[</text:span><text:span text:style-name="T36"><draw:control text:anchor-type="as-char" draw:z-index="23" draw:name="Элемент управления 44" draw:style-name="gr1" draw:text-style-name="P17" svg:width="0.521cm" svg:height="0.401cm" draw:control="control24"/></text:span><text:span text:style-name="T36">]</text:span>* <text:span text:style-name="T6">Кибернетика</text:span><text:span text:style-name="T7">*</text:span></text:p>
      <text:p text:style-name="P12">ИНТ<text:span text:style-name="T10"> <text:s text:c="19"/></text:span><text:span text:style-name="T20">[</text:span><text:span text:style-name="T20"><draw:control text:anchor-type="as-char" draw:z-index="75" draw:name="Элемент управления 76" draw:style-name="gr1" draw:text-style-name="P17" svg:width="6.95cm" svg:height="0.401cm" draw:control="control76"/></text:span><text:span text:style-name="T20">]</text:span></text:p>
      <text:p text:style-name="P5">Вниматель. <text:s/>[<draw:control text:anchor-type="as-char" draw:z-index="44" draw:name="Элемент управления 24" draw:style-name="gr1" draw:text-style-name="P17" svg:width="0.75cm" svg:height="0.401cm" draw:control="control45"/>]<text:span text:style-name="T36">[</text:span><text:span text:style-name="T36"><draw:control text:anchor-type="as-char" draw:z-index="24" draw:name="Элемент управления 45" draw:style-name="gr1" draw:text-style-name="P17" svg:width="0.521cm" svg:height="0.401cm" draw:control="control25"/></text:span><text:span text:style-name="T36">]</text:span> <text:s/><text:span text:style-name="T20">[</text:span><text:span text:style-name="T20"><draw:control text:anchor-type="as-char" draw:z-index="76" draw:name="Элемент управления 77" draw:style-name="gr1" draw:text-style-name="P17" svg:width="6.95cm" svg:height="0.401cm" draw:control="control77"/></text:span><text:span text:style-name="T20">]</text:span></text:p>
      <text:p text:style-name="P5">Знание <text:s text:c="5"/>[<draw:control text:anchor-type="as-char" draw:z-index="43" draw:name="Элемент управления 25" draw:style-name="gr1" draw:text-style-name="P17" svg:width="0.75cm" svg:height="0.401cm" draw:control="control44"/>]<text:span text:style-name="T36">[</text:span><text:span text:style-name="T36"><draw:control text:anchor-type="as-char" draw:z-index="25" draw:name="Элемент управления 46" draw:style-name="gr1" draw:text-style-name="P17" svg:width="0.521cm" svg:height="0.401cm" draw:control="control26"/></text:span><text:span text:style-name="T36">]</text:span> <text:s/><text:span text:style-name="T20">[</text:span><text:span text:style-name="T20"><draw:control text:anchor-type="as-char" draw:z-index="77" draw:name="Элемент управления 78" draw:style-name="gr1" draw:text-style-name="P17" svg:width="6.95cm" svg:height="0.401cm" draw:control="control78"/></text:span><text:span text:style-name="T20">]</text:span></text:p>
      <text:p text:style-name="P9"><text:span text:style-name="T11">Б</text:span><text:span text:style-name="T10">ыст. </text:span><text:span text:style-name="T18">в</text:span><text:span text:style-name="T10">злом [</text:span><text:span text:style-name="T10"><draw:control text:anchor-type="as-char" draw:z-index="42" draw:name="Элемент управления 26" draw:style-name="gr1" draw:text-style-name="P17" svg:width="0.75cm" svg:height="0.401cm" draw:control="control43"/></text:span><text:span text:style-name="T10">]</text:span><text:span text:style-name="T16">[</text:span><text:span text:style-name="T16"><draw:control text:anchor-type="as-char" draw:z-index="26" draw:name="Элемент управления 47" draw:style-name="gr1" draw:text-style-name="P17" svg:width="0.521cm" svg:height="0.401cm" draw:control="control27"/></text:span><text:span text:style-name="T16">]</text:span><text:span text:style-name="T10">* </text:span><text:span text:style-name="T20">[</text:span><text:span text:style-name="T20"><draw:control text:anchor-type="as-char" draw:z-index="78" draw:name="Элемент управления 79" draw:style-name="gr1" draw:text-style-name="P17" svg:width="6.95cm" svg:height="0.401cm" draw:control="control79"/></text:span><text:span text:style-name="T20">]</text:span></text:p>
      <text:p text:style-name="P5">Нетраннинг <text:s/><text:span text:style-name="T9">[</text:span><text:span text:style-name="T9"><draw:control text:anchor-type="as-char" draw:z-index="41" draw:name="Элемент управления 27" draw:style-name="gr1" draw:text-style-name="P17" svg:width="0.75cm" svg:height="0.401cm" draw:control="control42"/></text:span><text:span text:style-name="T9">]</text:span><text:span text:style-name="T36">[</text:span><text:span text:style-name="T36"><draw:control text:anchor-type="as-char" draw:z-index="27" draw:name="Элемент управления 48" draw:style-name="gr1" draw:text-style-name="P17" svg:width="0.521cm" svg:height="0.401cm" draw:control="control28"/></text:span><text:span text:style-name="T36">]</text:span><text:span text:style-name="T9">* </text:span><text:span text:style-name="T20">[</text:span><text:span text:style-name="T20"><draw:control text:anchor-type="as-char" draw:z-index="79" draw:name="Элемент управления 80" draw:style-name="gr1" draw:text-style-name="P17" svg:width="6.95cm" svg:height="0.401cm" draw:control="control80"/></text:span><text:span text:style-name="T20">]</text:span></text:p>
      <text:p text:style-name="P5">Риперство <text:s text:c="2"/><text:span text:style-name="T9">[</text:span><text:span text:style-name="T9"><draw:control text:anchor-type="as-char" draw:z-index="40" draw:name="Элемент управления 28" draw:style-name="gr1" draw:text-style-name="P17" svg:width="0.75cm" svg:height="0.401cm" draw:control="control41"/></text:span><text:span text:style-name="T9">]</text:span><text:span text:style-name="T36">[</text:span><text:span text:style-name="T36"><draw:control text:anchor-type="as-char" draw:z-index="28" draw:name="Элемент управления 49" draw:style-name="gr1" draw:text-style-name="P17" svg:width="0.521cm" svg:height="0.401cm" draw:control="control29"/></text:span><text:span text:style-name="T36">]</text:span><text:span text:style-name="T9">* </text:span><text:span text:style-name="T20">[</text:span><text:span text:style-name="T20"><draw:control text:anchor-type="as-char" draw:z-index="80" draw:name="Элемент управления 81" draw:style-name="gr1" draw:text-style-name="P17" svg:width="6.95cm" svg:height="0.401cm" draw:control="control81"/></text:span><text:span text:style-name="T20">]</text:span></text:p>
      <text:p text:style-name="P5">Лечение <text:s text:c="4"/><text:span text:style-name="T9">[</text:span><text:span text:style-name="T9"><draw:control text:anchor-type="as-char" draw:z-index="39" draw:name="Элемент управления 29" draw:style-name="gr1" draw:text-style-name="P17" svg:width="0.75cm" svg:height="0.401cm" draw:control="control40"/></text:span><text:span text:style-name="T9">]</text:span><text:span text:style-name="T36">[</text:span><text:span text:style-name="T36"><draw:control text:anchor-type="as-char" draw:z-index="29" draw:name="Элемент управления 50" draw:style-name="gr1" draw:text-style-name="P17" svg:width="0.521cm" svg:height="0.401cm" draw:control="control30"/></text:span><text:span text:style-name="T36">]</text:span><text:span text:style-name="T9">* </text:span><text:span text:style-name="T20">[</text:span><text:span text:style-name="T20"><draw:control text:anchor-type="as-char" draw:z-index="81" draw:name="Элемент управления 82" draw:style-name="gr1" draw:text-style-name="P17" svg:width="6.95cm" svg:height="0.401cm" draw:control="control82"/></text:span><text:span text:style-name="T20">]</text:span></text:p>
      <text:p text:style-name="P7"><text:span text:style-name="T10">Артиллерия <text:s/>[</text:span><text:span text:style-name="T10"><draw:control text:anchor-type="as-char" draw:z-index="38" draw:name="Элемент управления 30" draw:style-name="gr1" draw:text-style-name="P17" svg:width="0.75cm" svg:height="0.401cm" draw:control="control39"/></text:span><text:span text:style-name="T10">]</text:span><text:span text:style-name="T16">[</text:span><text:span text:style-name="T16"><draw:control text:anchor-type="as-char" draw:z-index="30" draw:name="Элемент управления 51" draw:style-name="gr1" draw:text-style-name="P17" svg:width="0.521cm" svg:height="0.401cm" draw:control="control31"/></text:span><text:span text:style-name="T16">]</text:span><text:span text:style-name="T10">* </text:span><text:span text:style-name="T1">Прочее (заметки, инвентарь)</text:span></text:p>
      <text:p text:style-name="P12">ХАР<text:span text:style-name="T10"> <text:s text:c="19"/></text:span><text:span text:style-name="T20">[</text:span><text:span text:style-name="T20"><draw:control text:anchor-type="as-char" draw:z-index="82" draw:name="Элемент управления 83" draw:style-name="gr1" draw:text-style-name="P17" svg:width="6.95cm" svg:height="0.401cm" draw:control="control83"/></text:span><text:span text:style-name="T20">]</text:span></text:p>
      <text:p text:style-name="P5">Убеждение <text:s text:c="2"/>[<draw:control text:anchor-type="as-char" draw:z-index="13" draw:name="Элемент управления 31" draw:style-name="gr1" draw:text-style-name="P17" svg:width="0.75cm" svg:height="0.401cm" draw:control="control14"/>]<text:span text:style-name="T36">[</text:span><text:span text:style-name="T36"><draw:control text:anchor-type="as-char" draw:z-index="31" draw:name="Элемент управления 52" draw:style-name="gr1" draw:text-style-name="P17" svg:width="0.521cm" svg:height="0.401cm" draw:control="control32"/></text:span><text:span text:style-name="T36">]</text:span> <text:s/><text:span text:style-name="T20">[</text:span><text:span text:style-name="T20"><draw:control text:anchor-type="as-char" draw:z-index="83" draw:name="Элемент управления 84" draw:style-name="gr1" draw:text-style-name="P17" svg:width="6.95cm" svg:height="0.401cm" draw:control="control84"/></text:span><text:span text:style-name="T20">]</text:span></text:p>
      <text:p text:style-name="P5">Сопротивл. <text:s/>[<draw:control text:anchor-type="as-char" draw:z-index="35" draw:name="Элемент управления 32" draw:style-name="gr1" draw:text-style-name="P17" svg:width="0.75cm" svg:height="0.401cm" draw:control="control36"/>]<text:span text:style-name="T36">[</text:span><text:span text:style-name="T36"><draw:control text:anchor-type="as-char" draw:z-index="32" draw:name="Элемент управления 53" draw:style-name="gr1" draw:text-style-name="P17" svg:width="0.521cm" svg:height="0.401cm" draw:control="control33"/></text:span><text:span text:style-name="T36">] </text:span><text:span text:style-name="T9"><text:s/></text:span><text:span text:style-name="T20">[</text:span><text:span text:style-name="T20"><draw:control text:anchor-type="as-char" draw:z-index="84" draw:name="Элемент управления 85" draw:style-name="gr1" draw:text-style-name="P17" svg:width="6.95cm" svg:height="0.401cm" draw:control="control85"/></text:span><text:span text:style-name="T20">]</text:span></text:p>
      <text:p text:style-name="P5">Ман. <text:span text:style-name="T37">с</text:span>озн. <text:s/><text:span text:style-name="T9">[</text:span><text:span text:style-name="T9"><draw:control text:anchor-type="as-char" draw:z-index="36" draw:name="Элемент управления 33" draw:style-name="gr1" draw:text-style-name="P17" svg:width="0.75cm" svg:height="0.401cm" draw:control="control37"/></text:span><text:span text:style-name="T9">]</text:span><text:span text:style-name="T36">[</text:span><text:span text:style-name="T36"><draw:control text:anchor-type="as-char" draw:z-index="33" draw:name="Элемент управления 54" draw:style-name="gr1" draw:text-style-name="P17" svg:width="0.521cm" svg:height="0.401cm" draw:control="control34"/></text:span><text:span text:style-name="T36">]</text:span><text:span text:style-name="T9">* </text:span><text:span text:style-name="T20">[</text:span><text:span text:style-name="T20"><draw:control text:anchor-type="as-char" draw:z-index="85" draw:name="Элемент управления 86" draw:style-name="gr1" draw:text-style-name="P17" svg:width="6.95cm" svg:height="0.401cm" draw:control="control86"/></text:span><text:span text:style-name="T20">]</text:span></text:p>
      <text:p text:style-name="P5"><text:span text:style-name="T1">ПРОЧИЕ</text:span><text:span text:style-name="T10"> <text:s text:c="16"/></text:span><text:span text:style-name="T20">[</text:span><text:span text:style-name="T20"><draw:control text:anchor-type="as-char" draw:z-index="86" draw:name="Элемент управления 87" draw:style-name="gr1" draw:text-style-name="P17" svg:width="6.95cm" svg:height="0.401cm" draw:control="control87"/></text:span><text:span text:style-name="T20">]</text:span></text:p>
      <text:p text:style-name="P5">Быстрый бег [<draw:control text:anchor-type="as-char" draw:z-index="37" draw:name="Элемент управления 34" draw:style-name="gr1" draw:text-style-name="P17" svg:width="0.75cm" svg:height="0.401cm" draw:control="control38"/>]<text:span text:style-name="T36">[</text:span><text:span text:style-name="T36"><draw:control text:anchor-type="as-char" draw:z-index="34" draw:name="Элемент управления 55" draw:style-name="gr1" draw:text-style-name="P17" svg:width="0.521cm" svg:height="0.401cm" draw:control="control35"/></text:span><text:span text:style-name="T36">]</text:span> <text:s/><text:span text:style-name="T20">[</text:span><text:span text:style-name="T20"><draw:control text:anchor-type="as-char" draw:z-index="87" draw:name="Элемент управления 88" draw:style-name="gr1" draw:text-style-name="P17" svg:width="6.95cm" svg:height="0.401cm" draw:control="control88"/></text:span><text:span text:style-name="T20">]</text:span></text:p>
      <text:p text:style-name="P13"><text:s text:c="23"/><text:span text:style-name="T39">[</text:span><text:span text:style-name="T39"><draw:control text:anchor-type="as-char" draw:z-index="88" draw:name="Элемент управления 89" draw:style-name="gr1" draw:text-style-name="P17" svg:width="6.95cm" svg:height="0.401cm" draw:control="control89"/></text:span><text:span text:style-name="T39">]</text:span></text:p>
      <text:p text:style-name="P8"><text:span text:style-name="T34">* — сеттинг</text:span><text:span text:style-name="T10"> <text:s text:c="11"/></text:span><text:span text:style-name="T20">[</text:span><text:span text:style-name="T20"><draw:control text:anchor-type="as-char" draw:z-index="89" draw:name="Элемент управления 90" draw:style-name="gr1" draw:text-style-name="P17" svg:width="6.95cm" svg:height="0.401cm" draw:control="control90"/></text:span><text:span text:style-name="T20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/>
    <style:font-face style:name="Liberation Mono2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Mono2" fo:font-family="'Liberation Mono'" style:font-style-name="Обычный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06:27:48.457081198</meta:creation-date>
    <dc:date>2023-01-10T00:47:24.520394808</dc:date>
    <meta:editing-duration>PT1H52M4S</meta:editing-duration>
    <meta:editing-cycles>55</meta:editing-cycles>
    <meta:generator>LibreOffice/7.4.3.2$Linux_X86_64 LibreOffice_project/40$Build-2</meta:generator>
    <meta:document-statistic meta:table-count="0" meta:image-count="0" meta:object-count="0" meta:page-count="1" meta:paragraph-count="35" meta:word-count="138" meta:character-count="989" meta:non-whitespace-character-count="673"/>
  </office:meta>
</office:document-meta>
</file>